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376cm" fo:margin-left="10.647cm" table:align="left"/>
    </style:style>
    <style:style style:name="Таблица1.A" style:family="table-column">
      <style:table-column-properties style:column-width="6.376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805cm"/>
    </style:style>
    <style:style style:name="Таблица3.B" style:family="table-column">
      <style:table-column-properties style:column-width="1.191cm"/>
    </style:style>
    <style:style style:name="Таблица3.C" style:family="table-column">
      <style:table-column-properties style:column-width="1.799cm"/>
    </style:style>
    <style:style style:name="Таблица3.D" style:family="table-column">
      <style:table-column-properties style:column-width="1.693cm"/>
    </style:style>
    <style:style style:name="Таблица3.E" style:family="table-column">
      <style:table-column-properties style:column-width="1.402cm"/>
    </style:style>
    <style:style style:name="Таблица3.G" style:family="table-column">
      <style:table-column-properties style:column-width="2.196cm"/>
    </style:style>
    <style:style style:name="Таблица3.H" style:family="table-column">
      <style:table-column-properties style:column-width="3.122cm"/>
    </style:style>
    <style:style style:name="Таблица3.1" style:family="table-row">
      <style:table-row-properties style:min-row-height="0.68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34a1"/>
    </style:style>
    <style:style style:name="P2" style:family="paragraph" style:parent-style-name="Standard">
      <style:text-properties officeooo:paragraph-rsid="000faadb"/>
    </style:style>
    <style:style style:name="P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size="12pt" fo:font-weight="bold" officeooo:rsid="0011a4de" officeooo:paragraph-rsid="00134381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2pt" fo:font-weight="bold" officeooo:rsid="0011a4de" officeooo:paragraph-rsid="001428c9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size="12pt" fo:font-weight="bold" officeooo:rsid="00175995" officeooo:paragraph-rsid="001914dd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1968b3" officeooo:paragraph-rsid="001968b3"/>
    </style:style>
    <style:style style:name="P8" style:family="paragraph" style:parent-style-name="Text_20_body">
      <style:text-properties officeooo:rsid="00175995" officeooo:paragraph-rsid="001914dd"/>
    </style:style>
    <style:style style:name="P9" style:family="paragraph" style:parent-style-name="Text_20_body">
      <style:text-properties fo:font-weight="bold" officeooo:rsid="001968b3" officeooo:paragraph-rsid="001968b3" style:font-weight-asian="bold" style:font-weight-complex="bold"/>
    </style:style>
    <style:style style:name="P10" style:family="paragraph" style:parent-style-name="Table_20_Contents">
      <style:text-properties officeooo:rsid="001a3d93" officeooo:paragraph-rsid="001a3d93"/>
    </style:style>
    <style:style style:name="P11" style:family="paragraph" style:parent-style-name="Table_20_Contents">
      <style:text-properties officeooo:rsid="001a3d93" officeooo:paragraph-rsid="001a716f"/>
    </style:style>
    <style:style style:name="P12" style:family="paragraph" style:parent-style-name="Table_20_Contents">
      <style:text-properties fo:font-weight="normal" officeooo:rsid="001a3d93" officeooo:paragraph-rsid="001a3d93" style:font-weight-asian="normal" style:font-weight-complex="normal"/>
    </style:style>
    <style:style style:name="P13" style:family="paragraph" style:parent-style-name="Table_20_Contents">
      <style:text-properties officeooo:rsid="001a716f" officeooo:paragraph-rsid="001a716f"/>
    </style:style>
    <style:style style:name="P14" style:family="paragraph" style:parent-style-name="Table_20_Contents">
      <style:text-properties officeooo:rsid="001a716f" officeooo:paragraph-rsid="001b47f2"/>
    </style:style>
    <style:style style:name="P15" style:family="paragraph" style:parent-style-name="Table_20_Contents">
      <style:text-properties officeooo:rsid="001b47f2" officeooo:paragraph-rsid="001b47f2"/>
    </style:style>
    <style:style style:name="P16" style:family="paragraph">
      <loext:graphic-properties draw:fill-color="#ffffff"/>
      <style:text-properties fo:color="#ffffff"/>
    </style:style>
    <style:style style:name="P17" style:family="paragraph">
      <loext:graphic-properties draw:fill-color="#ffffff"/>
    </style:style>
    <style:style style:name="T1" style:family="text">
      <style:text-properties officeooo:rsid="000a912d"/>
    </style:style>
    <style:style style:name="T2" style:family="text">
      <style:text-properties officeooo:rsid="000c34a1"/>
    </style:style>
    <style:style style:name="T3" style:family="text">
      <style:text-properties officeooo:rsid="000e03bd"/>
    </style:style>
    <style:style style:name="T4" style:family="text">
      <style:text-properties fo:font-variant="normal" fo:text-transform="none" fo:color="#222222" style:font-name="apple-system" fo:font-size="12pt" fo:letter-spacing="normal" fo:font-style="normal" fo:font-weight="normal" officeooo:rsid="000faadb"/>
    </style:style>
    <style:style style:name="T5" style:family="text">
      <style:text-properties fo:font-variant="normal" fo:text-transform="none" fo:color="#222222" style:font-name="apple-system" fo:font-size="12pt" fo:letter-spacing="normal" fo:font-style="normal" fo:font-weight="normal" officeooo:rsid="000fc261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0fc261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2222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style:font-name="Liberation Serif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914d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968b3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a3d9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a716f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428c9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34381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10285" style:font-weight-asian="normal" style:font-weight-complex="normal"/>
    </style:style>
    <style:style style:name="T20" style:family="text">
      <style:text-properties fo:font-weight="normal" officeooo:rsid="0011a4de" style:font-weight-asian="normal" style:font-weight-complex="normal"/>
    </style:style>
    <style:style style:name="T21" style:family="text">
      <style:text-properties fo:font-weight="normal" officeooo:rsid="00134381" style:font-weight-asian="normal" style:font-weight-complex="normal"/>
    </style:style>
    <style:style style:name="T22" style:family="text">
      <style:text-properties fo:font-weight="normal" officeooo:rsid="001428c9" style:font-weight-asian="normal" style:font-weight-complex="normal"/>
    </style:style>
    <style:style style:name="T23" style:family="text">
      <style:text-properties fo:font-weight="normal" officeooo:rsid="0016efcb" style:font-weight-asian="normal" style:font-weight-complex="normal"/>
    </style:style>
    <style:style style:name="T24" style:family="text">
      <style:text-properties fo:font-weight="normal" officeooo:rsid="001914dd" style:font-weight-asian="normal" style:font-weight-complex="normal"/>
    </style:style>
    <style:style style:name="T25" style:family="text">
      <style:text-properties officeooo:rsid="001a716f"/>
    </style:style>
    <style:style style:name="T26" style:family="text">
      <style:text-properties officeooo:rsid="001b47f2"/>
    </style:style>
    <style:style style:name="T27" style:family="text">
      <style:text-properties fo:color="#ffffff"/>
    </style:style>
    <style:style style:name="T28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688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609cm" fo:min-width="2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556cm" fo:min-width="2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29cm" fo:min-width="2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529cm" fo:min-width="2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503cm" fo:min-width="3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9">Введение</text:span>: <text:span text:style-name="T2">Программа для учета производимых каркасов <text:s/>из матриц.</text:span></text:p>
      <text:p text:style-name="P1"/>
      <text:p text:style-name="P2"><text:span text:style-name="T8">Назначение</text:span>: <text:span text:style-name="T3">Программа должна вести учет изделий в виде каркасов изготовленных на матрицах. Матрицы имеют размер и порядковый номер. К матрице так же присваиваться время нахождения в вакуумной печи для получения на ней каркаса соответствующего качеству контроля. Время величина изменяемая и зависит от качества <text:s/>получаемого каркаса на выходе. Сам учет должен сводится в таблицы с разными параметрами. </text:span></text:p>
      <text:p text:style-name="P2"/>
      <text:p text:style-name="P2"/>
      <text:p text:style-name="Text_20_body"><text:span text:style-name="T7">Обзор продукта</text:span><text:span text:style-name="T4">:</text:span><text:span text:style-name="T6"> Программа <text:s/>представлена в виде нескольких таблиц,регистрации пользователей <text:s/>и таймером с сигналом</text:span><text:span text:style-name="T5">.</text:span><text:span text:style-name="T6"> Возможностью сохранять и печатать полученные результаты.</text:span></text:p>
      <text:p text:style-name="P3">Функции продукта: <text:span text:style-name="T18">После регистрации </text:span><text:span text:style-name="T19">или авторизации</text:span><text:span text:style-name="T18"> пользователя он может приступит к работе с </text:span><text:span text:style-name="T19">программой, сама регистрация или авторизация <text:s/>может проходит как на одной странице с основным окном <text:s/>программы так же может и быть совершенно на другой.</text:span></text:p>
      <text:p text:style-name="P3"><text:span text:style-name="T19"><text:s text:c="4"/>В основном окне должна находиться таблица 1 <text:s/>со списком матриц. </text:span><text:span text:style-name="T20">В этой таблице должен быть управляющий интерес в виде кнопок «Выбор» ,«Добавить», «Удалить».</text:span></text:p>
      <text:p text:style-name="P4"><text:span text:style-name="T18"><text:s text:c="4"/>Если пользователь выбрал матрицу для работы, он из <text:s/>выпадающего списка <text:s/>выбирает матрицу и нажимает <text:s/>кнопку «Выбор». После этого в таблице2 появляются <text:s/>последние <text:s/>5(3) последних времени с результатом отпекания <text:s/>на этой матрице. Так же самое последнее время появляется на таймере. Если этого времени нет и матрица в первые проходит <text:s/></text:span><text:span text:style-name="T21">процедуру, должна быть возможность ручного ввода пользователем времени. Так же как и ручная корректировка времени таймера +5 секунд на шаг и кнопка «Запуск»(Если есть возможность то желательно сделать предварительный таймер или отчет времени </text:span><text:span text:style-name="T23">перед</text:span><text:span text:style-name="T21"> тем как запуститься основной с сигналом ). </text:span></text:p>
      <text:p text:style-name="P5"><text:span text:style-name="T21"><text:s text:c="4"/>После того как пользователь нажал кнопку «Выбор» данные <text:s/></text:span><text:span text:style-name="T22">из таблицы1 </text:span><text:span text:style-name="T17">матриц</text:span><text:span text:style-name="T21"> размер и порядковой </text:span><text:span text:style-name="T22">номер самих матриц </text:span><text:span text:style-name="T21"><text:s/></text:span><text:span text:style-name="T22">перемещаются <text:s/>перемещаются в таблицу3 </text:span><text:span text:style-name="T16">сводную</text:span><text:span text:style-name="T22">, которая <text:s/>может находится как на основной странице так и на другой. Так же с самой матрице присваиваться порядковый номер <text:s/></text:span><text:span text:style-name="T23">непосредственно в сводной таблице. Также после того как пользователь нажимает кнопку «Запуск» в таблице3 появляется время отпекания <text:s/>матрицы, некоторые каркасы проходят 2 отпекания в одной матрице с одним исходом, получается надо иметь возможность установить параметр при котором матрица должна пройти 2 отпекания.</text:span></text:p>
      <text:p text:style-name="P6"><text:span text:style-name="T23">Т</text:span><text:span text:style-name="T18">ак же в таблице3 необходимо регистрировать результаты <text:s/>отпекания , (норма или брак. Брак в свою очередь может быть индицирован в типичные браки «Пережег», «Сломалась муфта» , «НЕ держит форму в воде» «Не соответствует шаблону») <text:s/>присваивать конечные номера каркасам (Номера каркасов состоят из числа месяца и года и порядкого номера по возрастанию) , записывать <text:s/>производителя каркасов, </text:span><text:span text:style-name="T24">температуру воды и примечание.</text:span></text:p>
      <text:p text:style-name="P8"><text:span text:style-name="T12"><text:s/></text:span><text:span text:style-name="T13">Так же таблица3 должна иметь кнопки «Сохранить», «Распечатать».</text:span></text:p>
      <text:p text:style-name="P7"><text:span text:style-name="T11">После того как пользователь нажимает кнопку сохранить данные изменить не возможно, только смотреть. Так же после нажатие этой кнопки все данные таблице3 сохраняются в базу </text:span><text:soft-page-break/><text:span text:style-name="T11">или файл для хранения. В файле или в базе поиск нужно осуществить как по номере каркаса так <text:s/>и по матрице.</text:span></text:p>
      <text:p text:style-name="P7"><text:span text:style-name="T11"/></text:p>
      <text:p text:style-name="P7"><text:span text:style-name="T11"><text:tab/><text:tab/> <text:s text:c="82"/></text:span><text:span text:style-name="T14">МАТРИЦЫ </text:span><text:span text:style-name="T11"><text:s text:c="4"/></text:span><text:span text:style-name="T14">ТАБЛ 1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0">Юнилай 21 -2</text:p>
          </table:table-cell>
        </table:table-row>
        <table:table-row>
          <table:table-cell table:style-name="Таблица1.A2" office:value-type="string">
            <text:p text:style-name="P10">Юнилай 21 -4</text:p>
          </table:table-cell>
        </table:table-row>
        <table:table-row>
          <table:table-cell table:style-name="Таблица1.A2" office:value-type="string">
            <text:p text:style-name="P12">Юнилай 21 -6</text:p>
          </table:table-cell>
        </table:table-row>
        <table:table-row>
          <table:table-cell table:style-name="Таблица1.A2" office:value-type="string">
            <text:p text:style-name="P10">Юнилай 25 -3</text:p>
          </table:table-cell>
        </table:table-row>
        <table:table-row>
          <table:table-cell table:style-name="Таблица1.A2" office:value-type="string">
            <text:p text:style-name="P10">ТиАра 19 -2</text:p>
          </table:table-cell>
        </table:table-row>
        <table:table-row>
          <table:table-cell table:style-name="Таблица1.A2" office:value-type="string">
            <text:p text:style-name="P13">ТиАра 21 -2</text:p>
          </table:table-cell>
        </table:table-row>
        <table:table-row>
          <table:table-cell table:style-name="Таблица1.A2" office:value-type="string">
            <text:p text:style-name="P10">ТиАра <text:s/>-2</text:p>
          </table:table-cell>
        </table:table-row>
      </table:table>
      <text:p text:style-name="P7"><draw:custom-shape text:anchor-type="paragraph" draw:z-index="0" draw:name="Фигура1" draw:style-name="gr1" draw:text-style-name="P16" svg:width="2.197cm" svg:height="0.689cm" svg:x="10.629cm" svg:y="0.349cm"><text:p><text:span text:style-name="T27">аВ</text:span><text:span text:style-name="T28">Выбор</text:span>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draw:text-style-name="P17" svg:width="2.197cm" svg:height="0.609cm" svg:x="13.301cm" svg:y="0.402cm"><text:p><text:s text:c="3"/>Добавить</text:p><draw:enhanced-geometry svg:viewBox="0 0 21600 21600" draw:type="rectangle" draw:enhanced-path="M 0 0 L 21600 0 21600 21600 0 21600 0 0 Z N"/></draw:custom-shape><draw:custom-shape text:anchor-type="paragraph" draw:z-index="2" draw:name="Фигура3" draw:style-name="gr3" draw:text-style-name="P17" svg:width="2.065cm" svg:height="0.556cm" svg:x="15.815cm" svg:y="0.455cm"><text:p><text:s text:c="3"/>Удалить</text:p><draw:enhanced-geometry svg:viewBox="0 0 21600 21600" draw:type="rectangle" draw:enhanced-path="M 0 0 L 21600 0 21600 21600 0 21600 0 0 Z N"/></draw:custom-shap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><text:tab/><text:tab/><text:tab/><text:tab/><text:tab/><text:tab/><text:tab/><text:tab/> <text:s text:c="48"/></text:span><text:span text:style-name="T15">ТАБЛ2</text:span></text:p>
      <table:table table:name="Таблица2" table:style-name="Таблица2">
        <table:table-column table:style-name="Таблица2.A" table:number-columns-repeated="6"/>
        <table:table-row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5:50</text:p>
          </table:table-cell>
          <table:table-cell table:style-name="Таблица2.A1" office:value-type="string">
            <text:p text:style-name="P10">5:<text:span text:style-name="T25">35</text:span></text:p>
          </table:table-cell>
          <table:table-cell table:style-name="Таблица2.A1" office:value-type="string">
            <text:p text:style-name="Table_20_Contents"><text:s/><text:span text:style-name="T25">5:20</text:span></text:p>
          </table:table-cell>
          <table:table-cell table:style-name="Таблица2.A1" office:value-type="string">
            <text:p text:style-name="Table_20_Contents"><text:s/><text:span text:style-name="T25">5:20</text:span></text:p>
          </table:table-cell>
          <table:table-cell table:style-name="Таблица2.F1" office:value-type="string">
            <text:p text:style-name="Table_20_Contents"><text:s/><text:span text:style-name="T25">5:20</text:span></text:p>
          </table:table-cell>
        </table:table-row>
        <table:table-row>
          <table:table-cell table:style-name="Таблица2.A2" office:value-type="string">
            <text:p text:style-name="P10">результат</text:p>
          </table:table-cell>
          <table:table-cell table:style-name="Таблица2.A2" office:value-type="string">
            <text:p text:style-name="P10">Брак, «Пережег»</text:p>
          </table:table-cell>
          <table:table-cell table:style-name="Таблица2.A2" office:value-type="string">
            <text:p text:style-name="P11">Брак, «Пережег»</text:p>
          </table:table-cell>
          <table:table-cell table:style-name="Таблица2.A2" office:value-type="string">
            <text:p text:style-name="P13">НОРМ</text:p>
          </table:table-cell>
          <table:table-cell table:style-name="Таблица2.A2" office:value-type="string">
            <text:p text:style-name="P13">НОРМ</text:p>
          </table:table-cell>
          <table:table-cell table:style-name="Таблица2.F2" office:value-type="string">
            <text:p text:style-name="P13">НОРМ</text:p>
          </table:table-cell>
        </table:table-row>
      </table:table>
      <text:p text:style-name="P7"><text:span text:style-name="T11"/></text:p>
      <text:p text:style-name="P7"><text:span text:style-name="T11"><text:tab/><text:tab/><text:tab/><text:tab/><text:tab/><text:tab/><text:tab/><text:tab/><text:tab/><text:tab/><text:tab/><text:tab/></text:span><text:span text:style-name="T15">ТАБЛ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A"/>
        <table:table-column table:style-name="Таблица3.G"/>
        <table:table-column table:style-name="Таблица3.H"/>
        <table:table-row table:style-name="Таблица3.1">
          <table:table-cell table:style-name="Таблица3.A1" table:number-rows-spanned="2" office:value-type="string">
            <text:p text:style-name="P13">МАТРИЦА</text:p>
          </table:table-cell>
          <table:table-cell table:style-name="Таблица3.A1" table:number-rows-spanned="2" office:value-type="string">
            <text:p text:style-name="P13">№ <text:s/>отпекания </text:p>
          </table:table-cell>
          <table:table-cell table:style-name="Таблица3.A1" table:number-columns-spanned="2" office:value-type="string">
            <text:p text:style-name="P13"><text:s/>Время <text:s/>отпекания <text:s/></text:p>
          </table:table-cell>
          <table:covered-table-cell/>
          <table:table-cell table:style-name="Таблица3.A1" table:number-rows-spanned="2" office:value-type="string">
            <text:p text:style-name="P13">Тем -ра воды </text:p>
          </table:table-cell>
          <table:table-cell table:style-name="Таблица3.A1" table:number-rows-spanned="2" office:value-type="string">
            <text:p text:style-name="P13">результат</text:p>
          </table:table-cell>
          <table:table-cell table:style-name="Таблица3.A1" table:number-rows-spanned="2" office:value-type="string">
            <text:p text:style-name="P15">испольнитель</text:p>
          </table:table-cell>
          <table:table-cell table:style-name="Таблица3.H1" table:number-rows-spanned="2" office:value-type="string">
            <text:p text:style-name="P15">Примечание </text:p>
          </table:table-cell>
        </table:table-row>
        <table:table-row>
          <table:covered-table-cell/>
          <table:covered-table-cell/>
          <table:table-cell table:style-name="Таблица3.C2" office:value-type="string">
            <text:p text:style-name="P13">1 отпекания </text:p>
          </table:table-cell>
          <table:table-cell table:style-name="Таблица3.C2" office:value-type="string">
            <text:p text:style-name="P13">2 отпекания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C2" office:value-type="string">
            <text:p text:style-name="P11">Юнилай 21 -2</text:p>
          </table:table-cell>
          <table:table-cell table:style-name="Таблица3.C2" office:value-type="string">
            <text:p text:style-name="P13">1</text:p>
          </table:table-cell>
          <table:table-cell table:style-name="Таблица3.C2" office:value-type="string">
            <text:p text:style-name="P13">3:45</text:p>
          </table:table-cell>
          <table:table-cell table:style-name="Таблица3.C2" office:value-type="string">
            <text:p text:style-name="P13">4:00</text:p>
          </table:table-cell>
          <table:table-cell table:style-name="Таблица3.C2" office:value-type="string">
            <text:p text:style-name="Table_20_Contents"><text:s/><text:span text:style-name="T25">12</text:span></text:p>
          </table:table-cell>
          <table:table-cell table:style-name="Таблица3.C2" office:value-type="string">
            <text:p text:style-name="P13">нор<text:span text:style-name="T26">м</text:span></text:p>
          </table:table-cell>
          <table:table-cell table:style-name="Таблица3.C2" office:value-type="string">
            <text:p text:style-name="P15">Тельнов С.А.</text:p>
          </table:table-cell>
          <table:table-cell table:style-name="Таблица3.H3" office:value-type="string">
            <text:p text:style-name="Table_20_Contents"/>
          </table:table-cell>
        </table:table-row>
        <table:table-row>
          <table:table-cell table:style-name="Таблица3.C2" office:value-type="string">
            <text:p text:style-name="P11">Юнилай 2<text:span text:style-name="T25">5</text:span> - <text:span text:style-name="T25">3</text:span></text:p>
          </table:table-cell>
          <table:table-cell table:style-name="Таблица3.C2" office:value-type="string">
            <text:p text:style-name="P13">1</text:p>
          </table:table-cell>
          <table:table-cell table:style-name="Таблица3.C2" office:value-type="string">
            <text:p text:style-name="P13">6:05</text:p>
          </table:table-cell>
          <table:table-cell table:style-name="Таблица3.C2" office:value-type="string">
            <text:p text:style-name="Table_20_Contents"/>
          </table:table-cell>
          <table:table-cell table:style-name="Таблица3.C2" office:value-type="string">
            <text:p text:style-name="P13">13</text:p>
          </table:table-cell>
          <table:table-cell table:style-name="Таблица3.C2" office:value-type="string">
            <text:p text:style-name="P13">Брак, «Не держит форму в воде»</text:p>
          </table:table-cell>
          <table:table-cell table:style-name="Таблица3.C2" office:value-type="string">
            <text:p text:style-name="P15">Тельнов С.А.</text:p>
          </table:table-cell>
          <table:table-cell table:style-name="Таблица3.H3" office:value-type="string">
            <text:p text:style-name="P15">Необходимо увеличить время <text:s/></text:p>
          </table:table-cell>
        </table:table-row>
        <table:table-row>
          <table:table-cell table:style-name="Таблица3.C2" office:value-type="string">
            <text:p text:style-name="P13">ТиАра 21 -2</text:p>
          </table:table-cell>
          <table:table-cell table:style-name="Таблица3.C2" office:value-type="string">
            <text:p text:style-name="P13">1</text:p>
          </table:table-cell>
          <table:table-cell table:style-name="Таблица3.C2" office:value-type="string">
            <text:p text:style-name="P13">7:00</text:p>
          </table:table-cell>
          <table:table-cell table:style-name="Таблица3.C2" office:value-type="string">
            <text:p text:style-name="Table_20_Contents"><text:span text:style-name="T25">7:10</text:span></text:p>
          </table:table-cell>
          <table:table-cell table:style-name="Таблица3.C2" office:value-type="string">
            <text:p text:style-name="P13">13</text:p>
          </table:table-cell>
          <table:table-cell table:style-name="Таблица3.C2" office:value-type="string">
            <text:p text:style-name="P14">нор<text:span text:style-name="T26">м</text:span></text:p>
          </table:table-cell>
          <table:table-cell table:style-name="Таблица3.C2" office:value-type="string">
            <text:p text:style-name="P15">Тельнов С.А.</text:p>
          </table:table-cell>
          <table:table-cell table:style-name="Таблица3.H3" office:value-type="string">
            <text:p text:style-name="Table_20_Contents"/>
          </table:table-cell>
        </table:table-row>
        <table:table-row>
          <table:table-cell table:style-name="Таблица3.C2" office:value-type="string">
            <text:p text:style-name="P11">Юнилай 21 -2</text:p>
          </table:table-cell>
          <table:table-cell table:style-name="Таблица3.C2" office:value-type="string">
            <text:p text:style-name="P13">2</text:p>
          </table:table-cell>
          <table:table-cell table:style-name="Таблица3.C2" office:value-type="string">
            <text:p text:style-name="P13">3:45</text:p>
          </table:table-cell>
          <table:table-cell table:style-name="Таблица3.C2" office:value-type="string">
            <text:p text:style-name="P13">4:00</text:p>
          </table:table-cell>
          <table:table-cell table:style-name="Таблица3.C2" office:value-type="string">
            <text:p text:style-name="P13">14</text:p>
          </table:table-cell>
          <table:table-cell table:style-name="Таблица3.C2" office:value-type="string">
            <text:p text:style-name="P14">нор<text:span text:style-name="T26">м</text:span></text:p>
          </table:table-cell>
          <table:table-cell table:style-name="Таблица3.C2" office:value-type="string">
            <text:p text:style-name="P15">Тельнов С.А.</text:p>
          </table:table-cell>
          <table:table-cell table:style-name="Таблица3.H3" office:value-type="string">
            <text:p text:style-name="Table_20_Contents"/>
          </table:table-cell>
        </table:table-row>
      </table:table>
      <text:p text:style-name="P9"><draw:custom-shape text:anchor-type="paragraph" draw:z-index="3" draw:name="Фигура4" draw:style-name="gr4" svg:width="2.62cm" svg:height="0.53cm" svg:x="2.335cm" svg:y="0.471cm"><text:p/><draw:enhanced-geometry svg:viewBox="0 0 21600 21600" draw:type="rectangle" draw:enhanced-path="M 0 0 L 21600 0 21600 21600 0 21600 0 0 Z N"/></draw:custom-shape><draw:custom-shape text:anchor-type="paragraph" draw:z-index="4" draw:name="Фигура4" draw:style-name="gr4" svg:width="2.62cm" svg:height="0.53cm" svg:x="2.335cm" svg:y="0.471cm"><text:p/><draw:enhanced-geometry svg:viewBox="0 0 21600 21600" draw:type="rectangle" draw:enhanced-path="M 0 0 L 21600 0 21600 21600 0 21600 0 0 Z N"/></draw:custom-shape><draw:custom-shape text:anchor-type="paragraph" draw:z-index="5" draw:name="Фигура4" draw:style-name="gr4" svg:width="2.62cm" svg:height="0.53cm" svg:x="2.335cm" svg:y="0.471cm"><text:p/><draw:enhanced-geometry svg:viewBox="0 0 21600 21600" draw:type="rectangle" draw:enhanced-path="M 0 0 L 21600 0 21600 21600 0 21600 0 0 Z N"/></draw:custom-shape><draw:custom-shape text:anchor-type="paragraph" draw:z-index="6" draw:name="Фигура4" draw:style-name="gr4" svg:width="2.62cm" svg:height="0.53cm" svg:x="2.335cm" svg:y="0.471cm"><text:p/><draw:enhanced-geometry svg:viewBox="0 0 21600 21600" draw:type="rectangle" draw:enhanced-path="M 0 0 L 21600 0 21600 21600 0 21600 0 0 Z N"/></draw:custom-shape><draw:custom-shape text:anchor-type="paragraph" draw:z-index="7" draw:name="Фигура4" draw:style-name="gr5" draw:text-style-name="P17" svg:width="2.62cm" svg:height="0.53cm" svg:x="2.335cm" svg:y="0.471cm"><text:p><text:s text:c="2"/>Сохранить</text:p><draw:enhanced-geometry svg:viewBox="0 0 21600 21600" draw:type="rectangle" draw:enhanced-path="M 0 0 L 21600 0 21600 21600 0 21600 0 0 Z N"/></draw:custom-shape><draw:custom-shape text:anchor-type="paragraph" draw:z-index="8" draw:name="Фигура5" draw:style-name="gr6" draw:text-style-name="P17" svg:width="3.123cm" svg:height="0.503cm" svg:x="5.934cm" svg:y="0.471cm"><text:p><text:s text:c="3"/>Распечатать</text:p><draw:enhanced-geometry svg:viewBox="0 0 21600 21600" draw:type="rectangle" draw:enhanced-path="M 0 0 L 21600 0 21600 21600 0 21600 0 0 Z N"/></draw:custom-shap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4:41:22.648556238</meta:creation-date>
    <dc:date>2020-02-01T17:44:24.965088648</dc:date>
    <meta:editing-duration>PT1M48S</meta:editing-duration>
    <meta:editing-cycles>1</meta:editing-cycles>
    <meta:document-statistic meta:table-count="3" meta:image-count="0" meta:object-count="0" meta:page-count="2" meta:paragraph-count="69" meta:word-count="528" meta:character-count="3686" meta:non-whitespace-character-count="3013"/>
    <meta:generator>LibreOffice/6.0.7.3$Linux_X86_64 LibreOffice_project/00m0$Build-3</meta:generator>
  </office:meta>
</office:document-meta>
</file>